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576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1.126cm" style:writing-mode="lr-tb" loext:decorative="false"/>
      <style:paragraph-properties style:writing-mode="lr-tb"/>
    </style:style>
    <style:style style:name="gr4" style:family="graphic" style:parent-style-name="standard">
      <style:graphic-properties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1.37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cm" fo:min-width="2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ash" svg:stroke-color="#ff0000" draw:marker-end="Puntas_20_de_20_flecha_20_4" draw:marker-end-width="0.3cm" svg:stroke-linecap="butt" draw:fill="none" draw:textarea-vertical-align="middle" loext:decorative="false"/>
    </style:style>
    <style:style style:name="gr8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2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10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3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2.476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textarea-vertical-align="middle" draw:auto-grow-height="false" fo:min-height="1cm" fo:min-width="3cm" style:writing-mode="lr-tb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376cm" fo:min-width="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26cm" fo:min-width="1.5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7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826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cm" fo:min-width="1.75cm" style:writing-mode="lr-tb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29" style:family="graphic" style:parent-style-name="standard">
      <style:graphic-properties draw:opacity="17%" draw:textarea-horizontal-align="justify" draw:textarea-vertical-align="middle" draw:auto-grow-height="false" fo:min-height="1.25cm" fo:min-width="3.5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31" style:family="graphic" style:parent-style-name="objectwithoutfill">
      <style:graphic-properties svg:stroke-color="#ff4000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3.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text-properties fo:color="#ff0000" loext:opacity="100%"/>
    </style:style>
    <style:style style:name="P7" style:family="paragraph">
      <loext:graphic-properties draw:fill="none" draw:fill-color="#ffffff"/>
      <style:text-properties fo:color="#ff0000" loext:opacity="100%"/>
    </style:style>
    <style:style style:name="P8" style:family="paragraph">
      <loext:graphic-properties draw:opacity="17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3cm" svg:height="1cm" svg:x="10cm" svg:y="8.75cm">
          <text:p text:style-name="P1">Película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75cm" svg:height="3.826cm" svg:x="10cm" svg:y="10cm">
          <draw:text-box>
            <text:p>IdPelicula: clave primaria</text:p>
            <text:p>Directores : multivalorado</text:p>
            <text:p>Actores : multivalorado</text:p>
            <text:p>Duración</text:p>
            <text:p>Fproducción</text:p>
            <text:p>precio</text:p>
            <text:p/>
            <text:p/>
            <text:p><text:tab/>….</text:p>
            <text:p/>
          </draw:text-box>
        </draw:frame>
        <draw:custom-shape draw:style-name="gr3" draw:text-style-name="P2" xml:id="id1" draw:id="id1" draw:layer="layout" svg:width="3.25cm" svg:height="1.75cm" svg:x="10cm" svg:y="13.5cm">
          <text:p text:style-name="P1">Exist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.625cm" svg:y1="13.5cm" svg:x2="11.5cm" svg:y2="9.75cm" draw:start-shape="id1" draw:start-glue-point="4" draw:end-shape="id2" draw:end-glue-point="2" svg:d="M11625 13500v-1875h-125v-1875" svg:viewBox="0 0 126 3751">
          <text:p/>
        </draw:connector>
        <draw:custom-shape draw:style-name="gr5" draw:text-style-name="P2" xml:id="id3" draw:id="id3" draw:layer="layout" svg:width="3.75cm" svg:height="1.5cm" svg:x="18.5cm" svg:y="16.524cm">
          <text:p text:style-name="P1">Alquil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xml:id="id4" draw:id="id4" draw:layer="layout" svg:width="2.5cm" svg:height="0.75cm" svg:x="19cm" svg:y="21.024cm">
          <text:p text:style-name="P1">Soci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20.375cm" svg:y1="18.024cm" svg:x2="20.25cm" svg:y2="21.024cm" draw:start-shape="id3" draw:start-glue-point="6" draw:end-shape="id4" draw:end-glue-point="0" svg:d="M20375 18024v1501h-125v1499" svg:viewBox="0 0 126 3001">
          <text:p/>
        </draw:connector>
        <draw:line draw:style-name="gr7" draw:text-style-name="P4" draw:layer="layout" svg:x1="21.5cm" svg:y1="16.524cm" svg:x2="22cm" svg:y2="15.524cm">
          <text:p/>
        </draw:line>
        <draw:line draw:style-name="gr8" draw:text-style-name="P4" draw:layer="layout" svg:x1="20.5cm" svg:y1="16.274cm" svg:x2="20.5cm" svg:y2="15.274cm">
          <text:p/>
        </draw:line>
        <draw:line draw:style-name="gr9" draw:text-style-name="P4" draw:layer="layout" svg:x1="19.25cm" svg:y1="16.524cm" svg:x2="19.25cm" svg:y2="15.524cm">
          <text:p/>
        </draw:line>
        <draw:frame draw:style-name="gr10" draw:text-style-name="P3" draw:layer="layout" svg:width="2.5cm" svg:height="0.526cm" svg:x="17.75cm" svg:y="15.024cm">
          <draw:text-box>
            <text:p>PAlquiler</text:p>
          </draw:text-box>
        </draw:frame>
        <draw:frame draw:style-name="gr10" draw:text-style-name="P3" draw:layer="layout" svg:width="2cm" svg:height="0.526cm" svg:x="19.75cm" svg:y="14.524cm">
          <draw:text-box>
            <text:p>Fcomienzo</text:p>
          </draw:text-box>
        </draw:frame>
        <draw:frame draw:style-name="gr11" draw:text-style-name="P3" draw:layer="layout" svg:width="3.75cm" svg:height="0.801cm" svg:x="21.5cm" svg:y="14.774cm">
          <draw:text-box>
            <text:p>Fdevolución</text:p>
          </draw:text-box>
        </draw:frame>
        <draw:frame draw:style-name="gr12" draw:text-style-name="P3" draw:layer="layout" svg:width="2.25cm" svg:height="1.351cm" svg:x="20.5cm" svg:y="19.673cm">
          <draw:text-box>
            <text:p>Una película puede ser alquilada por un socio</text:p>
          </draw:text-box>
        </draw:frame>
        <draw:frame draw:style-name="gr13" draw:text-style-name="P3" draw:layer="layout" svg:width="2cm" svg:height="1.626cm" svg:x="16.25cm" svg:y="17.774cm">
          <draw:text-box>
            <text:p>Pero un socio puede alquilar mas de una eplícula</text:p>
          </draw:text-box>
        </draw:frame>
        <draw:frame draw:style-name="gr10" draw:text-style-name="P3" draw:layer="layout" svg:width="1.75cm" svg:height="0.526cm" svg:x="16cm" svg:y="17.524cm">
          <draw:text-box>
            <text:p><text:span text:style-name="T1">(N:1)</text:span></text:p>
          </draw:text-box>
        </draw:frame>
        <draw:frame draw:style-name="gr10" draw:text-style-name="P5" draw:layer="layout" svg:width="2cm" svg:height="0.526cm" svg:x="20.75cm" svg:y="19.248cm">
          <draw:text-box>
            <text:p><text:span text:style-name="T1">(1:1)</text:span></text:p>
          </draw:text-box>
        </draw:frame>
        <draw:frame draw:style-name="gr10" draw:text-style-name="P5" draw:layer="layout" svg:width="1cm" svg:height="0.526cm" svg:x="20cm" svg:y="17.998cm">
          <draw:text-box>
            <text:p><text:span text:style-name="T1">N:N</text:span></text:p>
          </draw:text-box>
        </draw:frame>
        <draw:frame draw:style-name="gr14" draw:text-style-name="P3" draw:layer="layout" svg:width="5.25cm" svg:height="3.001cm" svg:x="19cm" svg:y="21.774cm">
          <draw:text-box>
            <text:p>IdSocio</text:p>
            <text:p>DNI:FK</text:p>
            <text:p>Info : compuesto</text:p>
            <text:p><text:tab/>DNI</text:p>
            <text:p><text:tab/>Nombre</text:p>
            <text:p><text:tab/>Apellidos</text:p>
            <text:p><text:tab/>Direccion:multivalorado</text:p>
            <text:p><text:tab/>Telefono:multivalorado</text:p>
            <text:p><text:tab/>FAlta</text:p>
            <text:p><text:tab/></text:p>
          </draw:text-box>
        </draw:frame>
        <draw:custom-shape draw:style-name="gr15" draw:text-style-name="P2" xml:id="id6" draw:id="id6" draw:layer="layout" svg:width="3cm" svg:height="0.75cm" svg:x="30.75cm" svg:y="21.024cm">
          <text:p text:style-name="P1">Familiar</text:p>
          <draw:enhanced-geometry svg:viewBox="0 0 21600 21600" draw:extrusion="false" draw:extrusion-diffusion="100%" draw:extrusion-skew="50 -135" draw:type="rectangle" draw:enhanced-path="M 0 0 L 21600 0 21600 21600 0 21600 0 0 Z N"/>
        </draw:custom-shape>
        <draw:custom-shape draw:style-name="gr16" draw:text-style-name="P2" draw:layer="layout" svg:width="3.5cm" svg:height="1.25cm" svg:x="30.5cm" svg:y="20.77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5" draw:id="id5" draw:layer="layout" svg:width="3cm" svg:height="1.25cm" svg:x="24.75cm" svg:y="20.774cm">
          <text:p text:style-name="P1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3" draw:layer="layout" svg:width="4.25cm" svg:height="2cm" svg:x="30.5cm" svg:y="22.274cm">
          <draw:text-box>
            <text:p>DNI</text:p>
            <text:p>Nombre</text:p>
            <text:p>Parentesto</text:p>
            <text:p>Edad</text:p>
          </draw:text-box>
        </draw:frame>
        <draw:connector draw:style-name="gr4" draw:text-style-name="P1" draw:layer="layout" svg:x1="21.5cm" svg:y1="21.399cm" svg:x2="24.75cm" svg:y2="21.399cm" draw:start-shape="id4" draw:start-glue-point="1" draw:end-shape="id5" draw:end-glue-point="5" svg:d="M21500 21399h3250" svg:viewBox="0 0 3251 1">
          <text:p/>
        </draw:connector>
        <draw:connector draw:style-name="gr4" draw:text-style-name="P1" draw:layer="layout" svg:x1="27.75cm" svg:y1="21.399cm" svg:x2="30.75cm" svg:y2="21.399cm" draw:start-shape="id5" draw:start-glue-point="7" draw:end-shape="id6" draw:end-glue-point="3" svg:d="M27750 21399h3000" svg:viewBox="0 0 3001 1">
          <text:p/>
        </draw:connector>
        <draw:frame draw:style-name="gr11" draw:text-style-name="P3" draw:layer="layout" svg:width="2.5cm" svg:height="0.801cm" svg:x="23cm" svg:y="20.473cm">
          <draw:text-box>
            <text:p>Un familiar puede </text:p>
            <text:p>Con varios socios</text:p>
          </draw:text-box>
        </draw:frame>
        <draw:frame draw:style-name="gr10" draw:text-style-name="P5" draw:layer="layout" svg:width="1.5cm" svg:height="0.526cm" svg:x="22.75cm" svg:y="21.274cm">
          <draw:text-box>
            <text:p><text:span text:style-name="T1">N:1</text:span></text:p>
          </draw:text-box>
        </draw:frame>
        <draw:frame draw:style-name="gr11" draw:text-style-name="P3" draw:layer="layout" svg:width="2.75cm" svg:height="0.801cm" svg:x="27.75cm" svg:y="20.274cm">
          <draw:text-box>
            <text:p>Solo se le asocia un familiar a cada socio</text:p>
          </draw:text-box>
        </draw:frame>
        <draw:frame draw:style-name="gr10" draw:text-style-name="P5" draw:layer="layout" svg:width="1.25cm" svg:height="0.526cm" svg:x="28.75cm" svg:y="20.998cm">
          <draw:text-box>
            <text:p><text:span text:style-name="T1">1:1</text:span></text:p>
          </draw:text-box>
        </draw:frame>
        <draw:frame draw:style-name="gr19" draw:text-style-name="P5" draw:layer="layout" svg:width="1.75cm" svg:height="0.75cm" svg:x="25.75cm" svg:y="20.024cm">
          <draw:text-box>
            <text:p><text:span text:style-name="T1">1:N</text:span></text:p>
          </draw:text-box>
        </draw:frame>
        <draw:custom-shape draw:style-name="gr20" draw:text-style-name="P2" xml:id="id7" draw:id="id7" draw:layer="layout" svg:width="4cm" svg:height="1.75cm" svg:x="4cm" svg:y="10.25cm">
          <text:p text:style-name="P1">Suministrad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1" draw:text-style-name="P4" draw:layer="layout" svg:x1="26.25cm" svg:y1="22.024cm" svg:x2="26.25cm" svg:y2="23.024cm">
          <text:p/>
        </draw:line>
        <draw:frame draw:style-name="gr19" draw:text-style-name="P3" draw:layer="layout" svg:width="2cm" svg:height="0.75cm" svg:x="25.5cm" svg:y="23.024cm">
          <draw:text-box>
            <text:p>IdFamiliar</text:p>
          </draw:text-box>
        </draw:frame>
        <draw:custom-shape draw:style-name="gr22" draw:text-style-name="P2" xml:id="id8" draw:id="id8" draw:layer="layout" svg:width="4.25cm" svg:height="1cm" svg:x="4cm" svg:y="16cm">
          <text:p text:style-name="P1">Distribuidor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cm" svg:y1="10.25cm" svg:x2="10cm" svg:y2="9.25cm" draw:start-shape="id7" draw:start-glue-point="4" draw:end-shape="id2" draw:end-glue-point="3" svg:d="M6000 10250v-1000h4000" svg:viewBox="0 0 4001 1001">
          <text:p/>
        </draw:connector>
        <draw:connector draw:style-name="gr4" draw:text-style-name="P1" draw:layer="layout" svg:x1="6cm" svg:y1="12cm" svg:x2="6.125cm" svg:y2="16cm" draw:start-shape="id7" draw:start-glue-point="6" draw:end-shape="id8" draw:end-glue-point="0" svg:d="M6000 12000v2001h125v1999" svg:viewBox="0 0 126 4001">
          <text:p/>
        </draw:connector>
        <draw:frame draw:style-name="gr23" draw:text-style-name="P3" draw:layer="layout" svg:width="2.75cm" svg:height="1cm" svg:x="5cm" svg:y="8cm">
          <draw:text-box>
            <text:p>La distribuidora suminstra peliculas</text:p>
          </draw:text-box>
        </draw:frame>
        <draw:frame draw:style-name="gr11" draw:text-style-name="P5" draw:layer="layout" svg:width="1.5cm" svg:height="0.801cm" svg:x="5.75cm" svg:y="8.75cm">
          <draw:text-box>
            <text:p><text:span text:style-name="T1">(0:N)</text:span></text:p>
          </draw:text-box>
        </draw:frame>
        <draw:frame draw:style-name="gr24" draw:text-style-name="P3" draw:layer="layout" svg:width="2.5cm" svg:height="1.25cm" svg:x="2.25cm" svg:y="13.25cm">
          <draw:text-box>
            <text:p>Una pelicula es suministrada por </text:p>
          </draw:text-box>
        </draw:frame>
        <draw:frame draw:style-name="gr10" draw:text-style-name="P3" draw:layer="layout" svg:width="1.5cm" svg:height="0.526cm" svg:x="3.75cm" svg:y="14.25cm">
          <draw:text-box>
            <text:p><text:span text:style-name="T1">(1:1)</text:span></text:p>
          </draw:text-box>
        </draw:frame>
        <draw:frame draw:style-name="gr11" draw:text-style-name="P5" draw:layer="layout" svg:width="4.75cm" svg:height="0.801cm" svg:x="1.25cm" svg:y="11.5cm">
          <draw:text-box>
            <text:p><text:span text:style-name="T1">(Pelicula) <text:s/>N:1 <text:s/>distribuidora</text:span></text:p>
          </draw:text-box>
        </draw:frame>
        <draw:frame draw:style-name="gr25" draw:text-style-name="P3" draw:layer="layout" svg:width="4.25cm" svg:height="2.25cm" svg:x="4cm" svg:y="17.25cm">
          <draw:text-box>
            <text:p>Nombre</text:p>
            <text:p>Direccion</text:p>
            <text:p>Telefono</text:p>
            <text:p>Fax</text:p>
            <text:p>Correo</text:p>
            <text:p>CIF:PK</text:p>
          </draw:text-box>
        </draw:frame>
        <draw:custom-shape draw:style-name="gr1" draw:text-style-name="P2" xml:id="id9" draw:id="id9" draw:layer="layout" svg:width="3cm" svg:height="1cm" svg:x="10cm" svg:y="16.75cm">
          <text:p text:style-name="P1">Copia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625cm" svg:y1="15.25cm" svg:x2="11.5cm" svg:y2="16.75cm" draw:start-shape="id1" draw:start-glue-point="6" draw:end-shape="id9" draw:end-glue-point="0" svg:d="M11625 15250v751h-125v749" svg:viewBox="0 0 126 1501">
          <text:p/>
        </draw:connector>
        <draw:frame draw:style-name="gr26" draw:text-style-name="P3" draw:layer="layout" svg:width="3cm" svg:height="1.351cm" svg:x="10cm" svg:y="18cm">
          <draw:text-box>
            <text:p>CodigoCopia:K</text:p>
            <text:p>NumCopia:PK</text:p>
            <text:p>EstadoCoservacion</text:p>
            <text:p>FechaCompra</text:p>
          </draw:text-box>
        </draw:frame>
        <draw:custom-shape draw:style-name="gr27" draw:text-style-name="P2" xml:id="id10" draw:id="id10" draw:layer="layout" svg:width="4.5cm" svg:height="1.5cm" svg:x="9.25cm" svg:y="6cm">
          <text:p text:style-name="P1">Categoriz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" xml:id="id11" draw:id="id11" draw:layer="layout" svg:width="2.75cm" svg:height="0.75cm" svg:x="10.25cm" svg:y="3.75cm">
          <text:p text:style-name="P1">CATEGORIA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cm" svg:y1="7.5cm" svg:x2="11.5cm" svg:y2="8.75cm" draw:start-shape="id10" draw:start-glue-point="6" draw:end-shape="id2" draw:end-glue-point="0" svg:d="M11500 7500v1250" svg:viewBox="0 0 1 1251">
          <text:p/>
        </draw:connector>
        <draw:connector draw:style-name="gr4" draw:text-style-name="P1" draw:layer="layout" svg:x1="11.5cm" svg:y1="6cm" svg:x2="11.625cm" svg:y2="4.5cm" draw:start-shape="id10" draw:start-glue-point="4" draw:end-shape="id11" draw:end-glue-point="2" svg:d="M11500 6000v-750h125v-750" svg:viewBox="0 0 126 1501">
          <text:p/>
        </draw:connector>
        <draw:frame draw:style-name="gr23" draw:text-style-name="P3" draw:layer="layout" svg:width="3.5cm" svg:height="1cm" svg:x="10.25cm" svg:y="2.5cm">
          <draw:text-box>
            <text:p>Categoria</text:p>
            <text:p>Precio</text:p>
          </draw:text-box>
        </draw:frame>
        <draw:connector draw:style-name="gr4" draw:text-style-name="P1" draw:layer="layout" svg:x1="18.5cm" svg:y1="17.274cm" svg:x2="13cm" svg:y2="17.25cm" draw:start-shape="id3" draw:start-glue-point="5" draw:end-shape="id9" svg:d="M18500 17274h-2750v-24h-2750" svg:viewBox="0 0 5501 25">
          <text:p/>
        </draw:connector>
        <draw:frame draw:style-name="gr11" draw:text-style-name="P7" draw:layer="layout" svg:width="2.75cm" svg:height="0.801cm" svg:x="10.25cm" svg:y="2cm">
          <draw:text-box>
            <text:p text:style-name="P6"><text:span text:style-name="T2">IdCategoria</text:span></text:p>
          </draw:text-box>
        </draw:frame>
        <draw:frame draw:style-name="gr23" draw:text-style-name="P3" draw:layer="layout" svg:width="1.5cm" svg:height="1cm" draw:transform="rotate (1.5091862041995) translate (13.75cm 7.247cm)">
          <draw:text-box>
            <text:p>N:1</text:p>
          </draw:text-box>
        </draw:frame>
        <draw:custom-shape draw:style-name="gr29" draw:text-style-name="P8" draw:layer="layout" svg:width="4cm" svg:height="1.5cm" svg:x="9.5cm" svg:y="16.5cm">
          <text:p/>
          <draw:enhanced-geometry svg:viewBox="0 0 21600 21600" draw:type="rectangle" draw:enhanced-path="M 0 0 L 21600 0 21600 21600 0 21600 0 0 Z N"/>
        </draw:custom-shape>
        <draw:frame draw:style-name="gr30" draw:text-style-name="P7" draw:layer="layout" svg:width="1.5cm" svg:height="0.526cm" svg:x="11.25cm" svg:y="13.724cm">
          <draw:text-box>
            <text:p text:style-name="P6"><text:span text:style-name="T2">ID</text:span></text:p>
          </draw:text-box>
        </draw:frame>
        <draw:line draw:style-name="gr31" draw:text-style-name="P4" draw:layer="layout" svg:x1="10.25cm" svg:y1="14.25cm" svg:x2="13cm" svg:y2="14.25cm">
          <text:p/>
        </draw:line>
        <draw:frame draw:style-name="gr32" draw:text-style-name="P3" draw:layer="layout" svg:width="7cm" svg:height="3.75cm" svg:x="25cm" svg:y="14.5cm">
          <draw:text-box>
            <text:p>Aquí en este ejericio si vuelve a alquilar una peli se sobrescribe cada vez por que es monovalorado pero si quisiesemos guardar mas veces tendría que ser multivalorad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stroke-dash draw:name="Dash" draw:style="rect" draw:dots1="1" draw:dots1-length="197%" draw:distance="127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4T22:19:18.911000000</meta:creation-date>
    <dc:date>2024-10-28T11:18:03.856000000</dc:date>
    <meta:editing-duration>PT1H13M19S</meta:editing-duration>
    <meta:editing-cycles>22</meta:editing-cycles>
    <meta:generator>LibreOffice/24.8.0.3$Windows_X86_64 LibreOffice_project/0bdf1299c94fe897b119f97f3c613e9dca6be583</meta:generator>
    <meta:print-date>2024-10-26T16:35:05.552000000</meta:print-date>
    <meta:printed-by>Archivos PDF</meta:printed-by>
    <meta:document-statistic meta:object-count="57"/>
  </office:meta>
</office:document-meta>
</file>